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c41b1" officeooo:paragraph-rsid="000c41b1"/>
    </style:style>
    <style:style style:name="P5" style:family="paragraph" style:parent-style-name="Title">
      <style:text-properties style:font-name="Georgia" officeooo:rsid="000c41b1" officeooo:paragraph-rsid="000c41b1"/>
    </style:style>
    <style:style style:name="P6" style:family="paragraph" style:parent-style-name="Text_20_body">
      <style:paragraph-properties fo:text-align="start" style:justify-single-word="false"/>
      <style:text-properties style:font-name="Georgia" officeooo:rsid="000c41b1" officeooo:paragraph-rsid="000c41b1"/>
    </style:style>
    <style:style style:name="T1" style:family="text">
      <style:text-properties officeooo:rsid="000d1c79"/>
    </style:style>
    <style:style style:name="T2" style:family="text">
      <style:text-properties officeooo:rsid="000e1efc"/>
    </style:style>
    <style:style style:name="T3" style:family="text">
      <style:text-properties officeooo:rsid="000f94f5"/>
    </style:style>
    <style:style style:name="T4" style:family="text">
      <style:text-properties officeooo:rsid="00118950"/>
    </style:style>
    <style:style style:name="T5" style:family="text">
      <style:text-properties officeooo:rsid="0012ac1e"/>
    </style:style>
    <style:style style:name="T6" style:family="text">
      <style:text-properties officeooo:rsid="00140b2a"/>
    </style:style>
    <style:style style:name="T7" style:family="text">
      <style:text-properties officeooo:rsid="00180ab4"/>
    </style:style>
    <style:style style:name="T8" style:family="text">
      <style:text-properties officeooo:rsid="0018832a"/>
    </style:style>
    <style:style style:name="T9" style:family="text">
      <style:text-properties officeooo:rsid="00189254"/>
    </style:style>
    <style:style style:name="T10" style:family="text">
      <style:text-properties officeooo:rsid="0018b509"/>
    </style:style>
    <style:style style:name="T11" style:family="text">
      <style:text-properties officeooo:rsid="001a6abb"/>
    </style:style>
    <style:style style:name="T12" style:family="text">
      <style:text-properties officeooo:rsid="001c542f"/>
    </style:style>
    <style:style style:name="T13" style:family="text">
      <style:text-properties officeooo:rsid="001dcbe2"/>
    </style:style>
    <style:style style:name="T14" style:family="text">
      <style:text-properties officeooo:rsid="001f40bb"/>
    </style:style>
    <style:style style:name="T15" style:family="text">
      <style:text-properties officeooo:rsid="001ff886"/>
    </style:style>
    <style:style style:name="T16" style:family="text">
      <style:text-properties officeooo:rsid="0021858a"/>
    </style:style>
    <style:style style:name="T17" style:family="text">
      <style:text-properties officeooo:rsid="00227a53"/>
    </style:style>
    <style:style style:name="T18" style:family="text">
      <style:text-properties officeooo:rsid="00232c49"/>
    </style:style>
    <style:style style:name="T19" style:family="text">
      <style:text-properties officeooo:rsid="0024623c"/>
    </style:style>
    <style:style style:name="T20" style:family="text">
      <style:text-properties officeooo:rsid="002659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Vs The World</text:p>
      <text:p text:style-name="P3">205</text:p>
      <text:p text:style-name="P4">by Kyle Eggleston</text:p>
      <text:p text:style-name="P4"/>
      <text:p text:style-name="P6"><text:tab/><text:span text:style-name="T1">President Thomas Cain sat in his office, he was watching the latest newscast about his approval ratings. </text:span><text:span text:style-name="T2">His first ninety days back in office had been rather rough. </text:span><text:span text:style-name="T3">It was to be expected, he </text:span><text:span text:style-name="T4">had been put in office by the military after some under the table bribes had been placed </text:span><text:span text:style-name="T5">and accepted. </text:span><text:span text:style-name="T6">Naturally the public couldn’t know about that. Any kind of dishonesty leaked out to the general public at large, his ratings would go into the negative.</text:span></text:p>
      <text:p text:style-name="P6"><text:tab/><text:span text:style-name="T7">Looking out the window, Cain saw soldiers walking down the street on patrol. He was proud of his officers. </text:span><text:span text:style-name="T8">The loyal ones at least. They could be counted on, trusted even. Cain was very pleased with those he could trust.</text:span></text:p>
      <text:p text:style-name="P6"><text:tab/><text:span text:style-name="T9">There was a knock at his door. Followed by the door opening and a woman entering the office. “Mister President, there’s news on the Fresno. She’s two days away. She survived our assault.”</text:span></text:p>
      <text:p text:style-name="P6"><text:tab/><text:span text:style-name="T9">President Cain leaned back in his chair. “The Fresno survived an attack from two of my warships?” He asked. “How?”</text:span></text:p>
      <text:p text:style-name="P6"><text:tab/><text:span text:style-name="T9">The woman shrugged. “A Dubor warship came in and interrupted the fight. The Fresno fled without much harm being done to her. Some micro fractures is all she managed to get hit with.” </text:span><text:span text:style-name="T10">She said. “After repairs were complete, she continued her course to Earth.”</text:span></text:p>
      <text:p text:style-name="P6"><text:tab/><text:span text:style-name="T10">Cain sighed. “It’s going to take a lot to take that star ship down I’m afraid.” He said. “How many ships do we have in orbit?”</text:span></text:p>
      <text:p text:style-name="P6"><text:tab/>“<text:span text:style-name="T10">Six.” The woman said. “The rest are too far out to call home, they wouldn’t make it in time. I think six would do good against the Fresno.” She continued. “They are no match for what’s waiting here for them.”</text:span></text:p>
      <text:p text:style-name="P6"><text:tab/>“<text:span text:style-name="T11">Thank you Lindsay, it is a comfort you bring to me.” Cain said. “The Fresno won’t know what hit her.” He chuckled to himself. “They’ll rue the day they fought against me!” He slammed his fist against his desk.</text:span></text:p>
      <text:p text:style-name="P6"><text:tab/><text:span text:style-name="T11">Lindsay nodded in agreement. “Yes sir they will.” She turned and exited the office.</text:span></text:p>
      <text:p text:style-name="P6"><text:tab/><text:span text:style-name="T12">Cain turned his attention to a monitor, on it showed the schematics of a new type of star ship. Something more advanced than anything they currently had. A prototype was in production and would be done any day now. He hoped it would be ready for when the Fresno came to Earth. This new warship was heavily armed and armored. She could take a pounding and keep on going for who knows how long. </text:span><text:span text:style-name="T13">The testing trials would have to be cut short in order for the ship to be ready to fight the Fresno.</text:span></text:p>
      <text:p text:style-name="P6"><text:soft-page-break/><text:tab/><text:span text:style-name="T14">Flipping screens, the monitor changed to the weapons systems. Three main batteries, sixteen missile systems, a defensive shield grid and a form of enhanced armor in case the shields failed. It had the works.</text:span></text:p>
      <text:p text:style-name="P6"><text:tab/><text:span text:style-name="T15">Cain picked up a phone and dialed the space dock in orbit of Earth. A man answered the call. “Hello, Space Dock Six. What can I do for you?”</text:span></text:p>
      <text:p text:style-name="P6"><text:tab/>“<text:span text:style-name="T15">Major Jones.” Cain smiled. “I hear good things about that special project you’ve been working on for me.” He thumbed his fingers on his desk. “I was wondering when you’ll have a deliverable.”</text:span></text:p>
      <text:p text:style-name="P6"><text:tab/><text:span text:style-name="T16">Jones shuffled through some papers. Finding the correct one, he made a humming noise. ‘</text:span><text:span text:style-name="T17">Ah yes, the Victory.” He said. “I’ll have her in orbit of Earth ready to defend the planet in a day. Two tops.” </text:span><text:span text:style-name="T18">Jones seemed quite sure of himself, confident even.</text:span></text:p>
      <text:p text:style-name="P6"><text:tab/><text:span text:style-name="T19">Cain grinned at the news. “Good, that’s very good news.” He said. “Make sure she’s armed to the teeth. I want to have a surprise for the Fresno when she drops out of FTL.”</text:span></text:p>
      <text:p text:style-name="P6"><text:tab/><text:span text:style-name="T19">Jones nodded. “Of course, that was the goal after all. It’s the best ship we’ve built to date.” </text:span><text:span text:style-name="T20">He closed the channel.</text:span></text:p>
      <text:p text:style-name="P6"><text:tab/><text:span text:style-name="T20">Cain swiveled around in his chair. He threw papers up in the air. He was going to win this war, whatever it took he was going to win it. It was about time something went right for him and this was his chance to get payback at Captain O’Brien for taking him from offic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2</text:page-number><text:s/>of <text:page-count>2</text:page-count>) <text:date style:data-style-name="N37" text:date-value="2025-12-29T21:49:53.766904505">12/29/25</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5-12-29T21:49:53.682971908</dc:date>
    <meta:editing-duration>PT2H25M46S</meta:editing-duration>
    <meta:editing-cycles>30</meta:editing-cycles>
    <meta:generator>LibreOffice/24.2.7.2$Linux_X86_64 LibreOffice_project/420$Build-2</meta:generator>
    <meta:print-date>2023-11-18T19:55:35.459000000</meta:print-date>
    <meta:printed-by>PDF files</meta:printed-by>
    <meta:document-statistic meta:table-count="0" meta:image-count="0" meta:object-count="0" meta:page-count="2" meta:paragraph-count="22" meta:word-count="699" meta:character-count="3795" meta:non-whitespace-character-count="3101"/>
  </office:meta>
</office:document-meta>
</file>